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MMono10" svg:font-family="LMMono10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font-size="15pt" style:font-size-asian="13.1000003814697pt" style:font-size-complex="15pt"/>
    </style:style>
    <style:style style:name="P2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style:font-size-asian="17.5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RO PREPROCESSOR</text:p>
      <text:p text:style-name="P1"><text:span text:style-name="T1">MOHAMMED FARHAN</text:span> <text:s text:c="26"/></text:p>
      <text:p text:style-name="P1">S7 CSE B <text:s text:c="26"/></text:p>
      <text:p text:style-name="P1">RollNo18 <text:s text:c="26"/></text:p>
      <text:p text:style-name="Preformatted_20_Text"/>
      <text:p text:style-name="Preformatted_20_Text">#include&lt;stdio.h&gt;</text:p>
      <text:p text:style-name="Preformatted_20_Text">#include&lt;string.h&gt;</text:p>
      <text:p text:style-name="Preformatted_20_Text"/>
      <text:p text:style-name="Preformatted_20_Text">void main()</text:p>
      <text:p text:style-name="Preformatted_20_Text">{</text:p>
      <text:p text:style-name="Preformatted_20_Text"><text:tab/>int fo=0,fi=0,i;</text:p>
      <text:p text:style-name="Preformatted_20_Text"><text:tab/>char pre[20],name[20],val[20];</text:p>
      <text:p text:style-name="Preformatted_20_Text"><text:tab/>FILE *f1,*f2,*f3;</text:p>
      <text:p text:style-name="Preformatted_20_Text"><text:tab/>f1=fopen("input.txt","r");</text:p>
      <text:p text:style-name="Preformatted_20_Text"><text:tab/>f2=fopen("intermediate.txt","w+");</text:p>
      <text:p text:style-name="Preformatted_20_Text"><text:tab/>f3=fopen("output.txt","w+");</text:p>
      <text:p text:style-name="Preformatted_20_Text"><text:tab/>fscanf(f1,"%s ",pre);</text:p>
      <text:p text:style-name="Preformatted_20_Text"><text:tab/>while(!feof(f1)) {</text:p>
      <text:p text:style-name="Preformatted_20_Text"><text:tab/><text:tab/>if(!strcmp(pre,"#define")) {</text:p>
      <text:p text:style-name="Preformatted_20_Text"><text:tab/><text:tab/><text:tab/>fscanf(f1,"%s %s\n",name,val);</text:p>
      <text:p text:style-name="Preformatted_20_Text"><text:tab/><text:tab/><text:tab/>fprintf(f2,"%s\t%s\n",name,val);</text:p>
      <text:p text:style-name="Preformatted_20_Text"><text:tab/><text:tab/>}</text:p>
      <text:p text:style-name="Preformatted_20_Text"><text:tab/><text:tab/>fscanf(f1,"%s",pre);</text:p>
      <text:p text:style-name="Preformatted_20_Text"><text:tab/>}</text:p>
      <text:p text:style-name="Preformatted_20_Text"><text:tab/>rewind(f1);</text:p>
      <text:p text:style-name="Preformatted_20_Text"><text:tab/>fscanf(f1,"%s ",pre);</text:p>
      <text:p text:style-name="Preformatted_20_Text"><text:tab/>while(!feof(f1)) {</text:p>
      <text:p text:style-name="Preformatted_20_Text"><text:tab/><text:tab/>fscanf(f1,"%s ",pre);</text:p>
      <text:p text:style-name="Preformatted_20_Text"><text:tab/><text:tab/>if(!strcmp(pre,"#define"))</text:p>
      <text:p text:style-name="Preformatted_20_Text"><text:tab/><text:tab/>{</text:p>
      <text:p text:style-name="Preformatted_20_Text"><text:tab/><text:tab/><text:tab/>fscanf(f1,"%s ",pre);</text:p>
      <text:p text:style-name="Preformatted_20_Text"><text:tab/><text:tab/><text:tab/>fscanf(f1,"%s ",pre);</text:p>
      <text:p text:style-name="Preformatted_20_Text"><text:tab/><text:tab/><text:tab/>continue;</text:p>
      <text:p text:style-name="Preformatted_20_Text"><text:tab/><text:tab/>}</text:p>
      <text:p text:style-name="Preformatted_20_Text"><text:tab/><text:tab/>if(!strcmp(pre,"#include&lt;stdio.h&gt;"))</text:p>
      <text:p text:style-name="Preformatted_20_Text"><text:tab/><text:tab/><text:tab/>continue;</text:p>
      <text:p text:style-name="Preformatted_20_Text"><text:tab/><text:tab/>rewind(f2);</text:p>
      <text:p text:style-name="Preformatted_20_Text"><text:tab/><text:tab/>while(!feof(f2))</text:p>
      <text:p text:style-name="Preformatted_20_Text"><text:tab/><text:tab/>{</text:p>
      <text:p text:style-name="Preformatted_20_Text"><text:tab/><text:tab/><text:tab/>fscanf(f2,"%s\t%s\n",name,val);</text:p>
      <text:p text:style-name="Preformatted_20_Text"><text:tab/><text:tab/><text:tab/>if(!strcmp(pre,name))</text:p>
      <text:p text:style-name="Preformatted_20_Text"><text:tab/><text:tab/><text:tab/>{</text:p>
      <text:p text:style-name="Preformatted_20_Text"><text:tab/><text:tab/><text:tab/><text:tab/>fo=1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}</text:p>
      <text:p text:style-name="Preformatted_20_Text"><text:tab/><text:tab/>if(fo==1)</text:p>
      <text:p text:style-name="Preformatted_20_Text"><text:tab/><text:tab/>{</text:p>
      <text:p text:style-name="Preformatted_20_Text"><text:tab/><text:tab/><text:tab/>fo=0;</text:p>
      <text:p text:style-name="Preformatted_20_Text"><text:tab/><text:tab/><text:tab/>if(val[0]=='{')</text:p>
      <text:p text:style-name="Preformatted_20_Text"><text:tab/><text:tab/><text:tab/>{</text:p>
      <text:p text:style-name="Preformatted_20_Text"><text:tab/><text:tab/><text:tab/><text:tab/>for(i=1;val[i]!='}';i++)</text:p>
      <text:p text:style-name="Preformatted_20_Text"><text:tab/><text:tab/><text:tab/><text:tab/><text:tab/>val[i-1]=val[i];</text:p>
      <text:p text:style-name="Preformatted_20_Text"><text:tab/><text:tab/><text:tab/><text:tab/>val[i-1]='\0';</text:p>
      <text:p text:style-name="Preformatted_20_Text"><text:tab/><text:tab/><text:tab/>}</text:p>
      <text:p text:style-name="Preformatted_20_Text"><text:tab/><text:tab/><text:tab/>fprintf(f3,"%s ",val);</text:p>
      <text:p text:style-name="Preformatted_20_Text"><text:soft-page-break/><text:tab/><text:tab/><text:tab/></text:p>
      <text:p text:style-name="Preformatted_20_Text"><text:tab/><text:tab/>}</text:p>
      <text:p text:style-name="Preformatted_20_Text"><text:tab/><text:tab/>else</text:p>
      <text:p text:style-name="Preformatted_20_Text"><text:tab/><text:tab/><text:tab/>fprintf(f3,"%s ",pre);</text:p>
      <text:p text:style-name="Preformatted_20_Text"><text:tab/><text:tab/>if(!strcmp(pre,"()"))</text:p>
      <text:p text:style-name="Preformatted_20_Text"><text:tab/><text:tab/><text:tab/>fi=1;</text:p>
      <text:p text:style-name="Preformatted_20_Text"><text:tab/><text:tab/>if(!strcmp(pre,";"))</text:p>
      <text:p text:style-name="Preformatted_20_Text"><text:tab/><text:tab/><text:tab/>fi=1;</text:p>
      <text:p text:style-name="Preformatted_20_Text"><text:tab/><text:tab/>if(!strcmp(pre,"{"))</text:p>
      <text:p text:style-name="Preformatted_20_Text"><text:tab/><text:tab/><text:tab/>fi=1;</text:p>
      <text:p text:style-name="Preformatted_20_Text"><text:tab/><text:tab/>if(!strcmp(pre,"}"))</text:p>
      <text:p text:style-name="Preformatted_20_Text"><text:tab/><text:tab/><text:tab/>fi=1;</text:p>
      <text:p text:style-name="Preformatted_20_Text"><text:tab/><text:tab/>if(fi==1)</text:p>
      <text:p text:style-name="Preformatted_20_Text"><text:tab/><text:tab/>{</text:p>
      <text:p text:style-name="Preformatted_20_Text"><text:tab/><text:tab/><text:tab/>fi=0;</text:p>
      <text:p text:style-name="Preformatted_20_Text"><text:tab/><text:tab/><text:tab/>fprintf(f3,"\n");</text:p>
      <text:p text:style-name="Preformatted_20_Text"><text:tab/><text:tab/>}</text:p>
      <text:p text:style-name="Preformatted_20_Text"><text:tab/></text:p>
      <text:p text:style-name="Preformatted_20_Text"><text:tab/>}</text:p>
      <text:p text:style-name="Preformatted_20_Text"><text:tab/>fclose(f1);</text:p>
      <text:p text:style-name="Preformatted_20_Text"><text:tab/>fclose(f2);</text:p>
      <text:p text:style-name="Preformatted_20_Text"><text:tab/>fclose(f3);</text:p>
      <text:p text:style-name="Preformatted_20_Text">}</text:p>
      <text:p text:style-name="Preformatted_20_Text"/>
      <text:p text:style-name="Preformatted_20_Text">INPUT.TXT</text:p>
      <text:p text:style-name="Preformatted_20_Text">**********</text:p>
      <text:p text:style-name="Preformatted_20_Text">#include&lt;stdio.h&gt; </text:p>
      <text:p text:style-name="Preformatted_20_Text">#define pi 3.14 </text:p>
      <text:p text:style-name="Preformatted_20_Text">#define sum() {c=a+b} </text:p>
      <text:p text:style-name="Preformatted_20_Text">void main () </text:p>
      <text:p text:style-name="Preformatted_20_Text">{ </text:p>
      <text:p text:style-name="Preformatted_20_Text">sum() ; </text:p>
      <text:p text:style-name="Preformatted_20_Text">int a, b, c, area ; </text:p>
      <text:p text:style-name="Preformatted_20_Text">area = c + pi ; </text:p>
      <text:p text:style-name="Preformatted_20_Text">sum() ; </text:p>
      <text:p text:style-name="Preformatted_20_Text">}</text:p>
      <text:p text:style-name="Preformatted_20_Text"/>
      <text:p text:style-name="Preformatted_20_Text">INTERMEDIATE.TXT</text:p>
      <text:p text:style-name="Preformatted_20_Text">*******************</text:p>
      <text:p text:style-name="Preformatted_20_Text">pi<text:tab/>3.14 </text:p>
      <text:p text:style-name="Preformatted_20_Text">sum()<text:tab/>{c=a+b}</text:p>
      <text:p text:style-name="Preformatted_20_Text"/>
      <text:p text:style-name="Preformatted_20_Text">OUTPUT.TXT</text:p>
      <text:p text:style-name="Preformatted_20_Text">************</text:p>
      <text:p text:style-name="Preformatted_20_Text">void main () </text:p>
      <text:p text:style-name="Preformatted_20_Text">{ </text:p>
      <text:p text:style-name="Preformatted_20_Text">c=a+b ; </text:p>
      <text:p text:style-name="Preformatted_20_Text">int a, b, c, area ; </text:p>
      <text:p text:style-name="Preformatted_20_Text">area = c + 3.14 ; </text:p>
      <text:p text:style-name="Preformatted_20_Text">c=a+b ; </text:p>
      <text:p text:style-name="Preformatted_20_Text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MMono10" svg:font-family="LMMono10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1:59:24</dc:date>
    <dc:creator>NEENU SHAJI</dc:creator>
    <meta:generator>LibreOffice/3.5$Linux_X86_64 LibreOffice_project/350m1$Build-2</meta:generator>
    <meta:editing-duration>PT9S</meta:editing-duration>
    <meta:editing-cycles>2</meta:editing-cycles>
    <meta:document-statistic meta:table-count="0" meta:image-count="0" meta:object-count="0" meta:page-count="2" meta:paragraph-count="102" meta:word-count="153" meta:character-count="1517" meta:non-whitespace-character-count="1213"/>
  </office:meta>
</office:document-meta>
</file>